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8B0000002F03A40F75.png" manifest:media-type="image/png"/>
  <manifest:file-entry manifest:full-path="Pictures/100000000000017600000068077FB84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HY견고딕" svg:font-family="HY견고딕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한컴바탕" svg:font-family="한컴바탕"/>
    <style:font-face style:name="함초롬돋움" svg:font-family="함초롬돋움"/>
    <style:font-face style:name="함초롬바탕" svg:font-family="함초롬바탕"/>
    <style:font-face style:name="휴먼둥근헤드라인" svg:font-family="휴먼둥근헤드라인"/>
    <style:font-face style:name="휴먼명조" svg:font-family="휴먼명조"/>
    <style:font-face style:name="휴먼옛체" svg:font-family="휴먼옛체"/>
  </office:font-face-decls>
  <office:automatic-styles>
    <style:style style:name="Table1" style:family="table">
      <style:table-properties style:width="16.87cm" fo:margin-left="0cm" fo:margin-top="0cm" fo:margin-bottom="0cm" table:align="left" style:may-break-between-rows="false" table:border-model="collapsing"/>
    </style:style>
    <style:style style:name="Table1.A" style:family="table-column">
      <style:table-column-properties style:column-width="2.297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2.895cm"/>
    </style:style>
    <style:style style:name="Table1.D" style:family="table-column">
      <style:table-column-properties style:column-width="2.395cm"/>
    </style:style>
    <style:style style:name="Table1.E" style:family="table-column">
      <style:table-column-properties style:column-width="3.893cm"/>
    </style:style>
    <style:style style:name="Table1.1" style:family="table-row">
      <style:table-row-properties style:min-row-height="1.395cm" fo:keep-together="auto"/>
    </style:style>
    <style:style style:name="Table1.A1" style:family="table-cell">
      <style:table-cell-properties style:vertical-align="middle" fo:padding="0.049cm" fo:border-left="1.4pt solid #000000" fo:border-right="1.4pt solid #000000" fo:border-top="1.4pt solid #000000" fo:border-bottom="0.35pt solid #000000" style:shadow="none"/>
    </style:style>
    <style:style style:name="Table1.2" style:family="table-row">
      <style:table-row-properties style:min-row-height="0.758cm" fo:keep-together="auto"/>
    </style:style>
    <style:style style:name="Table1.A2" style:family="table-cell">
      <style:table-cell-properties style:vertical-align="middle" fo:background-color="#f2f2f2" fo:padding="0.049cm" fo:border-left="1.4pt solid #000000" fo:border-right="0.35pt solid #000000" fo:border-top="0.35pt solid #000000" fo:border-bottom="0.35pt solid #000000" style:shadow="none">
        <style:background-image/>
      </style:table-cell-properties>
    </style:style>
    <style:style style:name="Table1.B2" style:family="table-cell">
      <style:table-cell-properties style:vertical-align="middle" fo:padding="0.049cm" fo:border="0.35pt solid #000000" style:shadow="none"/>
    </style:style>
    <style:style style:name="Table1.C2" style:family="table-cell">
      <style:table-cell-properties style:vertical-align="middle" fo:background-color="#f2f2f2" fo:padding="0.049cm" fo:border="0.35pt solid #000000" style:shadow="none">
        <style:background-image/>
      </style:table-cell-properties>
    </style:style>
    <style:style style:name="Table1.D2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B3" style:family="table-cell">
      <style:table-cell-properties style:vertical-align="middle" fo:padding="0.049cm" fo:border="0.35pt solid #000000" style:shadow="none"/>
    </style:style>
    <style:style style:name="Table1.D3" style:family="table-cell">
      <style:table-cell-properties style:vertical-align="middle" fo:padding="0.049cm" fo:border="0.35pt solid #000000" style:shadow="none"/>
    </style:style>
    <style:style style:name="Table1.E3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4" style:family="table-row">
      <style:table-row-properties style:min-row-height="0.81cm" fo:keep-together="auto"/>
    </style:style>
    <style:style style:name="Table1.A4" style:family="table-cell">
      <style:table-cell-properties style:vertical-align="middle" fo:background-color="#f2f2f2" fo:padding="0.049cm" fo:border-left="1.4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B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C4" style:family="table-cell">
      <style:table-cell-properties style:vertical-align="middle" fo:background-color="#f2f2f2" fo:padding="0.049cm" fo:border-left="0.35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D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E4" style:family="table-cell">
      <style:table-cell-properties style:vertical-align="middle" fo:padding="0.049cm" fo:border-left="0.35pt solid #000000" fo:border-right="1.4pt solid #000000" fo:border-top="0.35pt solid #000000" fo:border-bottom="1.4pt solid #000000" style:shadow="none"/>
    </style:style>
    <style:style style:name="Table2" style:family="table">
      <style:table-properties style:width="16.799cm" fo:margin-left="0cm" fo:margin-top="0cm" fo:margin-bottom="0cm" table:align="left" style:may-break-between-rows="false" table:border-model="collapsing"/>
    </style:style>
    <style:style style:name="Table2.A" style:family="table-column">
      <style:table-column-properties style:column-width="16.799cm"/>
    </style:style>
    <style:style style:name="Table2.1" style:family="table-row">
      <style:table-row-properties style:min-row-height="2.762cm" fo:keep-together="auto"/>
    </style:style>
    <style:style style:name="Table2.A1" style:family="table-cell">
      <style:table-cell-properties style:vertical-align="middle" fo:padding-left="0.18cm" fo:padding-right="0.18cm" fo:padding-top="0.049cm" fo:padding-bottom="0.049cm" fo:border="0.35pt solid #000000" style:shadow="none"/>
    </style:style>
    <style:style style:name="Table2" style:family="table">
      <style:table-properties style:width="16.799cm" fo:margin-left="0cm" fo:margin-top="0cm" fo:margin-bottom="0cm" table:align="left" style:may-break-between-rows="false" table:border-model="collapsing"/>
    </style:style>
    <style:style style:name="Table2.A" style:family="table-column">
      <style:table-column-properties style:column-width="16.799cm"/>
    </style:style>
    <style:style style:name="Table2.1" style:family="table-row">
      <style:table-row-properties style:min-row-height="2.762cm" fo:keep-together="auto"/>
    </style:style>
    <style:style style:name="Table2.A1" style:family="table-cell">
      <style:table-cell-properties style:vertical-align="middle" fo:padding-left="0.18cm" fo:padding-right="0.18cm" fo:padding-top="0.049cm" fo:padding-bottom="0.049cm" fo:border="0.35pt solid #000000" style:shadow="none"/>
    </style:style>
    <style:style style:name="Table1" style:family="table">
      <style:table-properties style:width="16.87cm" fo:margin-left="0cm" fo:margin-top="0cm" fo:margin-bottom="0cm" table:align="left" style:may-break-between-rows="false" table:border-model="collapsing"/>
    </style:style>
    <style:style style:name="Table1.A" style:family="table-column">
      <style:table-column-properties style:column-width="2.297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2.895cm"/>
    </style:style>
    <style:style style:name="Table1.D" style:family="table-column">
      <style:table-column-properties style:column-width="2.395cm"/>
    </style:style>
    <style:style style:name="Table1.E" style:family="table-column">
      <style:table-column-properties style:column-width="3.893cm"/>
    </style:style>
    <style:style style:name="Table1.1" style:family="table-row">
      <style:table-row-properties style:min-row-height="1.395cm" fo:keep-together="auto"/>
    </style:style>
    <style:style style:name="Table1.A1" style:family="table-cell">
      <style:table-cell-properties style:vertical-align="middle" fo:padding="0.049cm" fo:border-left="1.4pt solid #000000" fo:border-right="1.4pt solid #000000" fo:border-top="1.4pt solid #000000" fo:border-bottom="0.35pt solid #000000" style:shadow="none"/>
    </style:style>
    <style:style style:name="Table1.2" style:family="table-row">
      <style:table-row-properties style:min-row-height="0.758cm" fo:keep-together="auto"/>
    </style:style>
    <style:style style:name="Table1.A2" style:family="table-cell">
      <style:table-cell-properties style:vertical-align="middle" fo:background-color="#f2f2f2" fo:padding="0.049cm" fo:border-left="1.4pt solid #000000" fo:border-right="0.35pt solid #000000" fo:border-top="0.35pt solid #000000" fo:border-bottom="0.35pt solid #000000" style:shadow="none">
        <style:background-image/>
      </style:table-cell-properties>
    </style:style>
    <style:style style:name="Table1.B2" style:family="table-cell">
      <style:table-cell-properties style:vertical-align="middle" fo:padding="0.049cm" fo:border="0.35pt solid #000000" style:shadow="none"/>
    </style:style>
    <style:style style:name="Table1.C2" style:family="table-cell">
      <style:table-cell-properties style:vertical-align="middle" fo:background-color="#f2f2f2" fo:padding="0.049cm" fo:border="0.35pt solid #000000" style:shadow="none">
        <style:background-image/>
      </style:table-cell-properties>
    </style:style>
    <style:style style:name="Table1.D2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B3" style:family="table-cell">
      <style:table-cell-properties style:vertical-align="middle" fo:padding="0.049cm" fo:border="0.35pt solid #000000" style:shadow="none"/>
    </style:style>
    <style:style style:name="Table1.D3" style:family="table-cell">
      <style:table-cell-properties style:vertical-align="middle" fo:padding="0.049cm" fo:border="0.35pt solid #000000" style:shadow="none"/>
    </style:style>
    <style:style style:name="Table1.E3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4" style:family="table-row">
      <style:table-row-properties style:min-row-height="0.81cm" fo:keep-together="auto"/>
    </style:style>
    <style:style style:name="Table1.A4" style:family="table-cell">
      <style:table-cell-properties style:vertical-align="middle" fo:background-color="#f2f2f2" fo:padding="0.049cm" fo:border-left="1.4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B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C4" style:family="table-cell">
      <style:table-cell-properties style:vertical-align="middle" fo:background-color="#f2f2f2" fo:padding="0.049cm" fo:border-left="0.35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D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E4" style:family="table-cell">
      <style:table-cell-properties style:vertical-align="middle" fo:padding="0.049cm" fo:border-left="0.35pt solid #000000" fo:border-right="1.4pt solid #000000" fo:border-top="0.35pt solid #000000" fo:border-bottom="1.4pt solid #000000" style:shadow="none"/>
    </style:style>
    <style:style style:name="P1" style:family="paragraph" style:parent-style-name="바탕글" style:master-pag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padding="0cm" fo:border="none" style:shadow="none" style:text-autospace="none" style:vertical-align="auto" style:snap-to-layout-grid="true"/>
      <style:text-properties fo:color="#000000" loext:opacity="100%" style:font-name="함초롬바탕" fo:font-size="10pt" fo:letter-spacing="normal" style:letter-kerning="false" style:font-name-asian="함초롬바탕" style:font-size-asian="10pt" style:font-name-complex="함초롬바탕" style:font-size-complex="10pt"/>
    </style:style>
    <style:style style:name="P2" style:family="paragraph" style:parent-style-name="바탕글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 style:shadow="none" style:text-autospace="none" style:line-break="strict" style:vertical-align="auto" style:snap-to-layout-grid="true"/>
    </style:style>
    <style:style style:name="P3" style:family="paragraph">
      <loext:graphic-properties draw:fill="bitmap" draw:fill-image-name="custom_5f_fill_5f_image_5f_1" style:repeat="stretch"/>
    </style:style>
    <style:style style:name="P4" style:family="paragraph" style:parent-style-name="바탕글">
      <style:paragraph-properties fo:margin-left="0cm" fo:margin-right="0cm" fo:margin-top="0cm" fo:margin-bottom="0cm" style:contextual-spacing="false" fo:line-height="77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13pt" fo:letter-spacing="normal" fo:font-weight="bold" style:letter-kerning="false" style:font-name-asian="함초롬바탕" style:font-size-asian="13pt" style:font-weight-asian="bold" style:font-name-complex="함초롬바탕" style:font-size-complex="13pt" style:font-weight-complex="bold"/>
    </style:style>
    <style:style style:name="P5" style:family="paragraph" style:parent-style-name="바탕글">
      <style:paragraph-properties fo:margin-left="0cm" fo:margin-right="0cm" fo:margin-top="0cm" fo:margin-bottom="0cm" style:contextual-spacing="false" fo:line-height="77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13pt" fo:letter-spacing="-0.009cm" style:letter-kerning="false" style:font-name-asian="함초롬바탕" style:font-size-asian="13pt" style:font-name-complex="함초롬바탕" style:font-size-complex="13pt"/>
    </style:style>
    <style:style style:name="P6" style:family="paragraph" style:parent-style-name="바탕글">
      <style:paragraph-properties fo:margin-left="0cm" fo:margin-right="0cm" fo:margin-top="0cm" fo:margin-bottom="0cm" style:contextual-spacing="false" fo:line-height="77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13pt" fo:letter-spacing="normal" style:letter-kerning="false" style:font-name-asian="함초롬바탕" style:font-size-asian="13pt" style:font-name-complex="함초롬바탕" style:font-size-complex="13pt"/>
    </style:style>
    <style:style style:name="P7" style:family="paragraph" style:parent-style-name="바탕글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20pt" fo:letter-spacing="normal" style:letter-kerning="false" style:font-name-asian="함초롬바탕" style:font-size-asian="20pt" style:font-name-complex="함초롬바탕" style:font-size-complex="20pt"/>
    </style:style>
    <style:style style:name="P8" style:family="paragraph" style:parent-style-name="바탕글">
      <style:paragraph-properties fo:margin-left="0cm" fo:margin-right="0cm" fo:margin-top="0cm" fo:margin-bottom="0cm" style:contextual-spacing="false" fo:line-height="104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HY견고딕" fo:font-size="20pt" fo:letter-spacing="-0.071cm" fo:font-weight="bold" officeooo:rsid="00167008" officeooo:paragraph-rsid="00167008" style:letter-kerning="false" style:font-name-asian="HY견고딕" style:font-size-asian="20pt" style:font-weight-asian="bold" style:font-name-complex="HY견고딕" style:font-size-complex="20pt" style:font-weight-complex="bold"/>
    </style:style>
    <style:style style:name="P9" style:family="paragraph" style:parent-style-name="바탕글">
      <style:paragraph-properties fo:margin-left="0cm" fo:margin-right="0cm" fo:margin-top="0cm" fo:margin-bottom="0cm" style:contextual-spacing="false" fo:line-height="104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officeooo:paragraph-rsid="00167008"/>
    </style:style>
    <style:style style:name="P10" style:family="paragraph" style:parent-style-name="바탕글">
      <style:paragraph-properties fo:margin-left="0cm" fo:margin-right="0cm" fo:margin-top="0cm" fo:margin-bottom="0cm" style:contextual-spacing="false" fo:line-height="62%" fo:text-align="justify" style:justify-single-word="false" fo:text-indent="0cm" style:auto-text-indent="false" fo:padding="0cm" fo:border="none" style:shadow="none" style:text-autospace="none" style:vertical-align="auto" style:snap-to-layout-grid="true"/>
    </style:style>
    <style:style style:name="P11" style:family="paragraph" style:parent-style-name="바탕글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 style:shadow="none" style:text-autospace="none" style:vertical-align="auto" style:snap-to-layout-grid="true"/>
    </style:style>
    <style:style style:name="T1" style:family="text">
      <style:text-properties fo:color="#000000" loext:opacity="100%" style:font-name="함초롬바탕" fo:font-size="13pt" fo:letter-spacing="normal" style:letter-kerning="false" style:font-name-asian="함초롬바탕" style:font-size-asian="13pt" style:font-name-complex="함초롬바탕" style:font-size-complex="13pt"/>
    </style:style>
    <style:style style:name="T2" style:family="text">
      <style:text-properties fo:color="#000000" loext:opacity="100%" style:font-name="함초롬바탕" fo:font-size="13pt" fo:letter-spacing="normal" fo:font-weight="bold" style:letter-kerning="false" style:font-name-asian="함초롬바탕" style:font-size-asian="13pt" style:font-weight-asian="bold" style:font-name-complex="함초롬바탕" style:font-size-complex="13pt" style:font-weight-complex="bold"/>
    </style:style>
    <style:style style:name="T3" style:family="text">
      <style:text-properties fo:color="#000000" loext:opacity="100%" style:font-name="휴먼옛체" fo:font-size="13pt" fo:letter-spacing="normal" fo:font-weight="bold" style:letter-kerning="false" style:font-name-asian="휴먼옛체" style:font-size-asian="13pt" style:font-weight-asian="bold" style:font-name-complex="휴먼옛체" style:font-size-complex="13pt" style:font-weight-complex="bold"/>
    </style:style>
    <style:style style:name="T4" style:family="text">
      <style:text-properties fo:color="#000000" loext:opacity="100%" style:font-name="휴먼둥근헤드라인" fo:font-size="26pt" fo:letter-spacing="normal" fo:font-weight="bold" style:letter-kerning="false" style:font-name-asian="휴먼둥근헤드라인" style:font-size-asian="26pt" style:font-weight-asian="bold" style:font-name-complex="휴먼둥근헤드라인" style:font-size-complex="26pt" style:font-weight-complex="bold"/>
    </style:style>
    <style:style style:name="T5" style:family="text">
      <style:text-properties fo:color="#000000" loext:opacity="100%" style:font-name="함초롬바탕" fo:font-size="15pt" fo:letter-spacing="-0.106cm" style:letter-kerning="false" style:font-name-asian="함초롬바탕" style:font-size-asian="15pt" style:font-name-complex="함초롬바탕" style:font-size-complex="15pt"/>
    </style:style>
    <style:style style:name="T6" style:family="text">
      <style:text-properties fo:color="#000000" loext:opacity="100%" style:font-name="휴먼명조" fo:font-size="15pt" fo:letter-spacing="-0.09cm" style:letter-kerning="false" style:font-name-asian="휴먼명조" style:font-size-asian="15pt" style:font-name-complex="휴먼명조" style:font-size-complex="15pt"/>
    </style:style>
    <style:style style:name="T7" style:family="text">
      <style:text-properties fo:color="#000000" loext:opacity="100%" style:font-name="함초롬바탕" fo:font-size="13pt" fo:letter-spacing="-0.009cm" style:letter-kerning="false" style:font-name-asian="함초롬바탕" style:font-size-asian="13pt" style:font-name-complex="함초롬바탕" style:font-size-complex="13pt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horizontal-pos="from-left" style:horizontal-rel="paragraph" fo:background-color="transparent" draw:fill="non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2cm" svg:stroke-color="#000000" draw:stroke-linejoin="miter" svg:stroke-linecap="square" draw:fill="bitmap" draw:fill-image-name="custom_5f_fill_5f_image_5f_1" style:repeat="stretch" draw:textarea-horizontal-align="left" draw:textarea-vertical-align="middle" fo:padding-top="0.101cm" fo:padding-bottom="0.101cm" fo:padding-left="0.101cm" fo:padding-right="0.101cm" fo:wrap-option="wrap" draw:shadow="hidden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as-char" svg:y="0cm" draw:z-index="0"><draw:text-box fo:min-height="3.72cm" fo:min-width="16.87cm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table:number-columns-spanned="5" office:value-type="string"><text:p text:style-name="P2"><text:span text:style-name="T1"><text:s text:c="2"/></text:span><text:span text:style-name="T1"><draw:frame draw:style-name="fr2" draw:name="Image1" text:anchor-type="as-char" svg:y="0cm" svg:width="2.919cm" svg:height="0.935cm" draw:z-index="1"><draw:image xlink:href="Pictures/100000010000008B0000002F03A40F75.png" xlink:type="simple" xlink:show="embed" xlink:actuate="onLoad" draw:mime-type="image/png"/></draw:frame></text:span><text:span text:style-name="T1"><text:s text:c="3"/></text:span><text:span text:style-name="T2"><text:s text:c="6"/></text:span><text:span text:style-name="T3"><text:s/></text:span><text:span text:style-name="T4">보 도 자 료 <text:s text:c="5"/></text:span><text:span text:style-name="T4"><draw:rect text:anchor-type="as-char" svg:y="0cm" draw:z-index="2" draw:name="Shape1" draw:style-name="gr1" draw:text-style-name="P3" svg:width="2.962cm" svg:height="1.188cm"><text:p/></draw:rect></text:span></text:p></table:table-cell><table:covered-table-cell/><table:covered-table-cell/><table:covered-table-cell/><table:covered-table-cell/></table:table-row><table:table-row table:style-name="Table1.2"><table:table-cell table:style-name="Table1.A2" office:value-type="string"><text:p text:style-name="P4">제공일자</text:p></table:table-cell><table:table-cell table:style-name="Table1.B2" office:value-type="string"><text:p text:style-name="P5">2025년 5월 13일 화요일</text:p></table:table-cell><table:table-cell table:style-name="Table1.C2" office:value-type="string"><text:p text:style-name="P4">담당부서</text:p></table:table-cell><table:table-cell table:style-name="Table1.D2" table:number-columns-spanned="2" office:value-type="string"><text:p text:style-name="P6">4차산업추진국 AI반도체과</text:p></table:table-cell><table:covered-table-cell/></table:table-row><table:table-row table:style-name="Table1.2"><table:table-cell table:style-name="Table1.A2" office:value-type="string"><text:p text:style-name="P4">첨부사진</text:p></table:table-cell><table:table-cell table:style-name="Table1.B3" office:value-type="string"><text:p text:style-name="P6">있음[○], 없음[ ]</text:p></table:table-cell><table:table-cell table:style-name="Table1.C2" office:value-type="string"><text:p text:style-name="P4">반도체팀장</text:p></table:table-cell><table:table-cell table:style-name="Table1.D3" office:value-type="string"><text:p text:style-name="P6">박수경</text:p></table:table-cell><table:table-cell table:style-name="Table1.E3" office:value-type="string"><text:p text:style-name="P6">031-729-4011</text:p></table:table-cell></table:table-row><table:table-row table:style-name="Table1.4"><table:table-cell table:style-name="Table1.A4" office:value-type="string"><text:p text:style-name="P4">쪽 <text:s text:c="2"/>수</text:p></table:table-cell><table:table-cell table:style-name="Table1.B4" office:value-type="string"><text:p text:style-name="P6">2쪽</text:p></table:table-cell><table:table-cell table:style-name="Table1.C4" office:value-type="string"><text:p text:style-name="P4">주무관</text:p></table:table-cell><table:table-cell table:style-name="Table1.D4" office:value-type="string"><text:p text:style-name="P6">신지혜</text:p></table:table-cell><table:table-cell table:style-name="Table1.E4" office:value-type="string"><text:p text:style-name="P6">031-729-4013</text:p></table:table-cell></table:table-row></table:table></draw:text-box></draw:frame></text:p>
      <text:p text:style-name="P7"><draw:frame draw:style-name="fr1" draw:name="Frame2" text:anchor-type="as-char" svg:y="0cm" draw:z-index="3"><draw:text-box fo:min-height="2.762cm" fo:min-width="16.799cm"><table:table table:name="Table2" table:style-name="Table2"><table:table-column table:style-name="Table2.A"/><table:table-row table:style-name="Table2.1"><table:table-cell table:style-name="Table2.A1" office:value-type="string"><text:p text:style-name="P8">입력제목</text:p><text:p text:style-name="P9"><text:span text:style-name="T5">지자체-대학-기업 협력하여 무료교육, 훈련수당 제공, 기업 취업 연계프로그램 운영</text:span><text:span text:style-name="T6"> </text:span></text:p></table:table-cell></table:table-row></table:table></draw:text-box></draw:frame></text:p>
      <text:p text:style-name="P10"><text:span text:style-name="T1"/></text:p>
      <text:p text:style-name="P11"><text:s text:c="2"/><text:span text:style-name="T7">입력본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HY견고딕" svg:font-family="HY견고딕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한컴바탕" svg:font-family="한컴바탕"/>
    <style:font-face style:name="함초롬돋움" svg:font-family="함초롬돋움"/>
    <style:font-face style:name="함초롬바탕" svg:font-family="함초롬바탕"/>
    <style:font-face style:name="휴먼둥근헤드라인" svg:font-family="휴먼둥근헤드라인"/>
    <style:font-face style:name="휴먼명조" svg:font-family="휴먼명조"/>
    <style:font-face style:name="휴먼옛체" svg:font-family="휴먼옛체"/>
  </office:font-face-decls>
  <office:styles>
    <draw:fill-image draw:name="custom_5f_fill_5f_image_5f_1" draw:display-name="custom_fill_image_1" xlink:href="Pictures/100000000000017600000068077FB84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ko" style:country-asian="KR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ko" style:country-asian="KR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바탕글" style:family="paragraph">
      <loext:graphic-properties draw:fill="none" draw:fill-color="#729fcf"/>
      <style:paragraph-properties fo:margin-left="0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본문" style:family="paragraph">
      <loext:graphic-properties draw:fill="none" draw:fill-color="#729fcf"/>
      <style:paragraph-properties fo:margin-left="0.529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1" style:display-name="개요 1" style:family="paragraph">
      <loext:graphic-properties draw:fill="none" draw:fill-color="#729fcf"/>
      <style:paragraph-properties fo:margin-left="0.353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0.706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2" style:display-name="개요 2" style:family="paragraph">
      <loext:graphic-properties draw:fill="none" draw:fill-color="#729fcf"/>
      <style:paragraph-properties fo:margin-left="0.706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1.411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3" style:display-name="개요 3" style:family="paragraph">
      <loext:graphic-properties draw:fill="none" draw:fill-color="#729fcf"/>
      <style:paragraph-properties fo:margin-left="1.058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2.117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4" style:display-name="개요 4" style:family="paragraph">
      <loext:graphic-properties draw:fill="none" draw:fill-color="#729fcf"/>
      <style:paragraph-properties fo:margin-left="1.411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2.822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5" style:display-name="개요 5" style:family="paragraph">
      <loext:graphic-properties draw:fill="none" draw:fill-color="#729fcf"/>
      <style:paragraph-properties fo:margin-left="1.764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3.528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6" style:display-name="개요 6" style:family="paragraph">
      <loext:graphic-properties draw:fill="none" draw:fill-color="#729fcf"/>
      <style:paragraph-properties fo:margin-left="2.117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4.233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7" style:display-name="개요 7" style:family="paragraph">
      <loext:graphic-properties draw:fill="none" draw:fill-color="#729fcf"/>
      <style:paragraph-properties fo:margin-left="2.469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4.939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머리말" style:family="paragraph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fo:padding="0cm" fo:border="none" style:shadow="none" style:text-autospace="none" style:line-break="strict" style:vertical-align="auto" style:snap-to-layout-grid="true"/>
      <style:text-properties fo:color="#000000" loext:opacity="100%" style:font-name="함초롬돋움" fo:font-family="함초롬돋움" fo:font-size="9pt" fo:letter-spacing="normal" style:letter-kerning="false" style:font-name-asian="함초롬돋움" style:font-family-asian="함초롬돋움" style:font-size-asian="9pt" style:font-name-complex="함초롬돋움" style:font-family-complex="함초롬돋움" style:font-size-complex="9pt"/>
    </style:style>
    <style:style style:name="각주" style:family="paragraph">
      <loext:graphic-properties draw:fill="none" draw:fill-color="#729fcf"/>
      <style:paragraph-properties fo:margin-left="0.462cm" fo:margin-right="0cm" fo:margin-top="0cm" fo:margin-bottom="0cm" style:contextual-spacing="false" fo:line-height="130%" fo:text-align="justify" style:justify-single-word="false" fo:text-indent="-0.462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9pt" fo:letter-spacing="normal" style:letter-kerning="false" style:font-name-asian="함초롬바탕" style:font-family-asian="함초롬바탕" style:font-size-asian="9pt" style:font-name-complex="함초롬바탕" style:font-family-complex="함초롬바탕" style:font-size-complex="9pt"/>
    </style:style>
    <style:style style:name="미주" style:family="paragraph">
      <loext:graphic-properties draw:fill="none" draw:fill-color="#729fcf"/>
      <style:paragraph-properties fo:margin-left="0.462cm" fo:margin-right="0cm" fo:margin-top="0cm" fo:margin-bottom="0cm" style:contextual-spacing="false" fo:line-height="130%" fo:text-align="justify" style:justify-single-word="false" fo:text-indent="-0.462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9pt" fo:letter-spacing="normal" style:letter-kerning="false" style:font-name-asian="함초롬바탕" style:font-family-asian="함초롬바탕" style:font-size-asian="9pt" style:font-name-complex="함초롬바탕" style:font-family-complex="함초롬바탕" style:font-size-complex="9pt"/>
    </style:style>
    <style:style style:name="메모" style:family="paragraph">
      <loext:graphic-properties draw:fill="none" draw:fill-color="#729fcf"/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background-color="transparent" fo:padding="0cm" fo:border="none" style:shadow="none" style:text-autospace="none" style:line-break="strict" style:vertical-align="auto" style:snap-to-layout-grid="true"/>
      <style:text-properties fo:color="#000000" loext:opacity="100%" style:font-name="함초롬돋움" fo:font-family="함초롬돋움" fo:font-size="9pt" fo:letter-spacing="-0.016cm" style:letter-kerning="false" style:font-name-asian="함초롬돋움" style:font-family-asian="함초롬돋움" style:font-size-asian="9pt" style:font-name-complex="함초롬돋움" style:font-family-complex="함초롬돋움" style:font-size-complex="9pt"/>
    </style:style>
    <style:style style:name="차례_20_제목" style:display-name="차례 제목" style:family="paragraph">
      <loext:graphic-properties draw:fill="none" draw:fill-color="#729fcf"/>
      <style:paragraph-properties fo:margin-left="0cm" fo:margin-right="0cm" fo:margin-top="0.423cm" fo:margin-bottom="0.106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>
        <style:tab-stops>
          <style:tab-stop style:position="0cm" style:type="right"/>
        </style:tab-stops>
      </style:paragraph-properties>
      <style:text-properties fo:color="#2e74b5" loext:opacity="100%" style:font-name="함초롬돋움" fo:font-family="함초롬돋움" fo:font-size="16pt" fo:letter-spacing="normal" style:letter-kerning="false" style:font-name-asian="함초롬돋움" style:font-family-asian="함초롬돋움" style:font-size-asian="16pt" style:font-name-complex="함초롬돋움" style:font-family-complex="함초롬돋움" style:font-size-complex="16pt"/>
    </style:style>
    <style:style style:name="차례_20_1" style:display-name="차례 1" style:family="paragraph">
      <loext:graphic-properties draw:fill="none" draw:fill-color="#729fcf"/>
      <style:paragraph-properties fo:margin-left="0cm" fo:margin-right="0cm" fo:margin-top="0cm" fo:margin-bottom="0.247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/>
      <style:text-properties fo:color="#000000" loext:opacity="100%" style:font-name="함초롬돋움" fo:font-family="함초롬돋움" fo:font-size="11pt" fo:letter-spacing="normal" style:letter-kerning="false" style:font-name-asian="함초롬돋움" style:font-family-asian="함초롬돋움" style:font-size-asian="11pt" style:font-name-complex="함초롬돋움" style:font-family-complex="함초롬돋움" style:font-size-complex="11pt"/>
    </style:style>
    <style:style style:name="차례_20_2" style:display-name="차례 2" style:family="paragraph">
      <loext:graphic-properties draw:fill="none" draw:fill-color="#729fcf"/>
      <style:paragraph-properties fo:margin-left="0.388cm" fo:margin-right="0cm" fo:margin-top="0cm" fo:margin-bottom="0.247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/>
      <style:text-properties fo:color="#000000" loext:opacity="100%" style:font-name="함초롬돋움" fo:font-family="함초롬돋움" fo:font-size="11pt" fo:letter-spacing="normal" style:letter-kerning="false" style:font-name-asian="함초롬돋움" style:font-family-asian="함초롬돋움" style:font-size-asian="11pt" style:font-name-complex="함초롬돋움" style:font-family-complex="함초롬돋움" style:font-size-complex="11pt"/>
    </style:style>
    <style:style style:name="차례_20_3" style:display-name="차례 3" style:family="paragraph">
      <loext:graphic-properties draw:fill="none" draw:fill-color="#729fcf"/>
      <style:paragraph-properties fo:margin-left="0.776cm" fo:margin-right="0cm" fo:margin-top="0cm" fo:margin-bottom="0.247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/>
      <style:text-properties fo:color="#000000" loext:opacity="100%" style:font-name="함초롬돋움" fo:font-family="함초롬돋움" fo:font-size="11pt" fo:letter-spacing="normal" style:letter-kerning="false" style:font-name-asian="함초롬돋움" style:font-family-asian="함초롬돋움" style:font-size-asian="11pt" style:font-name-complex="함초롬돋움" style:font-family-complex="함초롬돋움" style:font-size-complex="11pt"/>
    </style:style>
    <style:style style:name="_2e_PCOL2" style:display-name=".PCOL2" style:family="paragraph">
      <loext:graphic-properties draw:fill="none" draw:fill-color="#729fcf"/>
      <style:paragraph-properties fo:margin-left="0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/>
      <style:text-properties fo:color="#666666" loext:opacity="100%" style:font-name="한컴바탕" fo:font-family="한컴바탕" fo:font-size="10pt" fo:letter-spacing="normal" style:letter-kerning="false" style:font-name-asian="한컴바탕" style:font-family-asian="한컴바탕" style:font-size-asian="10pt" style:font-name-complex="한컴바탕" style:font-family-complex="한컴바탕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쪽_20_번호" style:display-name="쪽 번호" style:family="text">
      <style:text-properties fo:color="#000000" loext:opacity="100%" style:font-name="함초롬돋움" fo:font-family="함초롬돋움" fo:font-size="10pt" fo:letter-spacing="normal" style:letter-kerning="false" style:font-name-asian="함초롬돋움" style:font-family-asian="함초롬돋움" style:font-size-asian="10pt" style:font-name-complex="함초롬돋움" style:font-family-complex="함초롬돋움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suffix=")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suffix=")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>
          <style:column-sep style:width="0.011cm" style:color="#000000" style:height="100%" style:style="none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 xml:space="preserve">성남시보도자료 </dc:title>
    <dc:description/>
    <dc:subject/>
    <meta:keyword/>
    <meta:creation-date>2019-11-04T04:58:13.075</meta:creation-date>
    <meta:print-date>1601-01-01T00:00:00.000000000</meta:print-date>
    <meta:generator>LibreOffice/24.8.2.1$MacOSX_AARCH64 LibreOffice_project/0f794b6e29741098670a3b95d60478a65d05ef13</meta:generator>
    <dc:date>2025-06-17T23:37:49.511563465</dc:date>
    <meta:editing-duration>PT9M48S</meta:editing-duration>
    <meta:editing-cycles>3</meta:editing-cycles>
    <meta:document-statistic meta:table-count="2" meta:image-count="1" meta:object-count="0" meta:page-count="1" meta:paragraph-count="20" meta:word-count="109" meta:character-count="180" meta:non-whitespace-character-count="139"/>
  </office:meta>
</office:document-meta>
</file>